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MyFirstPage">
      <style:paragraph-properties style:page-number="0" fo:break-before="auto" fo:break-after="auto"/>
    </style:style>
    <style:style style:name="P3" style:family="paragraph" style:parent-style-name="Standard" style:master-page-name="MyFirstPage">
      <style:paragraph-properties style:page-number="0"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ge number set to 0.</text:p>
      <text:p text:style-name="Standard">Page <text:page-number text:select-page="current">0</text:page-number></text:p>
      <text:p text:style-name="P1">Page number continue</text:p>
      <text:p text:style-name="Standard">Page <text:page-number text:select-page="current">1</text:page-number></text:p>
      <text:p text:style-name="P3">Page number again set to 0 with same page style as before.</text:p>
      <text:p text:style-name="Standard">Page <text:page-number text:select-page="current">0</text:page-number></text:p>
      <text:p text:style-name="P1">And continue</text:p>
      <text:p text:style-name="Standard"><text:page-number text:select-page="current">1</text:page-number></text:p>
      <text:p text:style-name="Standard">End</text:p>
      <text:p text:style-name="P1">Page nummer again continue</text:p>
      <text:p text:style-name="Standard">Page <text:page-number text:select-page="current">2</text:page-number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font-size="4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9.01mm" fo:page-height="114mm" style:num-format="1" style:print-orientation="landscape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7mm" fo:page-height="210.01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  <style:master-page style:name="MyFirstPage" style:page-layout-name="Mpm8">
      <style:header>
        <text:p text:style-name="Header">Page <text:page-number text:select-page="current">2</text:page-number><text:s/>of <text:page-count>5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egina Henschel</meta:initial-creator>
    <meta:creation-date>2020-05-27T10:48:34.057000000</meta:creation-date>
    <dc:date>2020-05-27T10:55:50.885000000</dc:date>
    <dc:creator>Regina Henschel</dc:creator>
    <meta:editing-duration>PT7M17S</meta:editing-duration>
    <meta:editing-cycles>1</meta:editing-cycles>
    <meta:generator>LOdaily_24Mai/7.0.0.0.alpha1$Windows_X86_64 LibreOffice_project/0a7341c26741f16835c9062c309e7d3a7fca8209</meta:generator>
    <meta:document-statistic meta:table-count="0" meta:image-count="0" meta:object-count="0" meta:page-count="5" meta:paragraph-count="12" meta:word-count="40" meta:character-count="176" meta:non-whitespace-character-count="148"/>
  </office:meta>
</office:document-meta>
</file>